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officeooo:paragraph-rsid="0000cf40"/>
    </style:style>
    <style:style style:name="T1" style:family="text">
      <style:text-properties officeooo:rsid="0000cf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Sehr geehrte Psychiatrie Königsfelden<text:line-break/><text:line-break/>sie haben beim meinem letzten Aufenthalt im KPP4 gesagt "sie werden diesen Patienten dazu zwingen seine Pornoschulden zurück zu bezahlen". Ich kann ihnen auch die Namen sagen, aber das sind jüngere Mitarbeiter und die tun oft einfach das was ihnen befohlen wird. Also die Verantwortliche Person welche die Befehle aber an diese jüngeren Mitarbeiter/innen heraus gegeben hat wäre Frau Dr. Colambos.<text:line-break/><text:line-break/>Sie geben den Patienten Psychopharmaka, dass den Körper schädigt. Dies kann man nicht so einfach reparieren. Die Pharma-Konzerne werden für diese "Bestrafungs<text:span text:style-name="T1">M</text:span>edikamente" schon ein Gegenmittel haben, aber ich vermute mal der Konzern wird dafür fordern um jeden Patienten den sie geschädigt haben wieder gesund zu machen. [Deep Packet Injeckton: "sie sind der Pharma auf den Leim gegangen" &lt;- jemand der Psychiatrie überwacht meinen Endpoint und will sich aus der Verantwortung ziehen.]<text:line-break/><text:line-break/>Des <text:span text:style-name="T1">Weiteren</text:span> gehen sie gegen Nerds und Autisten die mit Informatik begabt sind. Da frisst Euch nicht der Nerd Euren Content den ihr für <text:span text:style-name="T1">G</text:span>leichaltrige gemacht hat weg. Da bekommt der Vater von den Frauen die solch<text:span text:style-name="T1">en</text:span> <text:span text:style-name="T1">Content produzieren mit hoher Wahrscheinlichkeit einen Abzug und frisst Euer </text:span>"<text:span text:style-name="T1">Karma</text:span>" <text:span text:style-name="T1">weg. D</text:span>er <text:span text:style-name="T1">+/- gleichaltrige Nerd, bzw sein </text:span>Computer wird als Sündenbock vorgeschaltet. Ein junger Nerd ist zwar besser mit Computer <text:span text:style-name="T1">als Ihr</text:span>. Gegen einen Geheimdienst oder Milliarden-Konzern welche 10'000 oder mehr Informatiker beschäftigt hat er alleine keine Chance.<text:line-break/><text:line-break/>Wie gedenken sie dieses Problem dass sie aus Unwissenheit, Blödheit oder sogar Gier verursacht haben wieder zu lösen. <text:span text:style-name="T1">Und das hat nichts mit Eitelkeit zu tun, ihr seid eitel.</text:span><text:line-break/><text:line-break/><text:span text:style-name="T1">Weiter</text:span> vernichten sie so die guten jungen Informatiker in der Schweiz, die wir bräuchten für die Cyber-Landesverteidigung. <text:span text:style-name="T1">Das ist das</text:span> <text:span text:style-name="T1">eigentliche </text:span>Motiv <text:span text:style-name="T1">der Wirtschaft und der Geheimdienste weshalb</text:span> die Nerds bezichtigt werden. <text:span text:style-name="T1">(Attachement)</text:span> Wenn das nicht der Zürich Konzern war sondern der NSA-Porn-Room, dann wären sie auch der aktiven Ausländischer Spionagetätigkeit für USA in der Schweiz zu verurteilen <text:span text:style-name="T1">und nicht die Nerds die seit 20 Jahren versuchen das aufzudecken.</text:span><text:line-break/><text:line-break/>Also rechtlich wären das "Planspiele" wo sie sich <text:span text:style-name="T1">bei Behörden</text:span> für eigenen Profit mitschuldig gemacht <text:span text:style-name="T1">haben, nicht alle aber einige von Ihnen.</text:span><text:line-break/><text:line-break/>Dann die Optische Diskreditierung, welche die Medikamente verursachen rauben dem Nerd <text:span text:style-name="T1">G</text:span>laubwürdigkeit wie mir der 13 Jahre vor Snowden schon <text:span text:style-name="T1">Indizien</text:span> gefunden hat und eigentlich <text:span text:style-name="T1">mit 20 schon </text:span>allen gesagt hat dass man das angehen sollte.<text:line-break/><text:line-break/>Selbst wenn ein Nerd 200'000 Views hätte von solchem Content den er für die Eine gemacht hat, und somit 5 Jahre Guthaben wo er 24h ohne Schlaf am Stück konsumieren müste, machen sie ihm <text:span text:style-name="T1">dennoch</text:span> den Prozess. Weshalb? Einige der Nerds denen sie das angetan haben sind sogar tod. zB. Tobias Moser. Sorgt der NSA/CIA dafür, dass es so <text:span text:style-name="T1">aussieht</text:span>, der Nerd ein Schuldner, <text:span text:style-name="T1">der Nerd sei böse, der Nerd sei </text:span>"<text:span text:style-name="T1">Master of Disaster</text:span>"?<text:line-break/><text:line-break/><text:span text:style-name="T1">Ich kann ja keine Aussagen tätigen ohne Beweismittel. </text:span>Im Attachment habe ich ein vorher-nachher Foto angefügt. Da gibt es noch viel schlimmere Fotos von mir die belegen wie stark diese Medikamente auch das Äussere <text:span text:style-name="T1">schädigt</text:span>.<text:line-break/><text:line-break/>Meiner Meinung nach wissen die Ausführenden Menschen mittlerweile schon lange, dass sie Mist <text:soft-page-break/>gebaut haben. <text:line-break/><text:line-break/>Das wäre als <text:span text:style-name="T1">a</text:span>ntagonierende Situation implementiert: Ich gehe davon aus, dass die Pharma immer eine Packung von Medikamenten <text:span text:style-name="T1">liefert</text:span> die Körper und Gesundheit verbessert und eine Schachtel parallel dazu die den Körper eines Menschen schädigt.<text:line-break/><text:line-break/><text:line-break/>-- <text:line-break/><text:line-break/>Mit freundlichen Grüssen<text:line-break/><text:line-break/>Marc jr. Landolt<text:line-break/>eidg. dipl. Informatiker HF<text:line-break/>Neuenburgerstrasse 6<text:line-break/>5004 Aarau<text:line-break/>062 822 61 31<text:line-break/>078 674 15 32</text:p>
      <text:p text:style-name="Standard">Am 16.08.2022 um 00:53 schrieb Marc jr. Landolt:</text:p>
      <text:p text:style-name="P1">&gt; AUSWERTUNG<text:line-break/>&gt; <text:line-break/>&gt; 1. die Hacken mit richtig teueren Backdoors meinen Endpoint<text:line-break/>&gt; <text:line-break/>&gt; 2. benutzen mich und meinen Computer um Fälle einzureichen an denen der <text:line-break/>&gt; Staat und Richter auch keine Freude haben weil viele Richter, Polizisten <text:line-break/>&gt; selber nicht ganz kosher sind<text:line-break/>&gt; <text:line-break/>&gt; 3. Dabei erkennt mein Autisten Gehirn schon dass es sich um die Zürich <text:line-break/>&gt; Versichrung handeln muss<text:line-break/>&gt; <text:line-break/>&gt; 4. Schlussendlich werden von der Zürich Versicherung diese Daten wieder <text:line-break/>&gt; gelöscht<text:line-break/>&gt; <text:line-break/>&gt; 5. der Staat ist dann auf mich sauer, schickt wieder ein Sonderkommando <text:line-break/>&gt; und lässt mich von der Psychiatrie mit intelligenzmindernder <text:line-break/>&gt; Psychopharamka löschen<text:line-break/>&gt; <text:line-break/>&gt; 6. dann würden sich die Menschen der Zürich Versciherung die vermutlich <text:line-break/>&gt; auch ihren CEO ermordet oder in den Suizid getrieben haben ins Fäustchen<text:line-break/>&gt; <text:line-break/>&gt; Rechtlich wäre das vermutlich etwas zwischen einem Planspiel und <text:line-break/>&gt; Beihilfe zu Mord oder mindestens Vertuschung der Beihilfe, das <text:line-break/>&gt; Rechtliche Zeugs müsste aber ein anderer machen, da habe ich viel zu <text:line-break/>&gt; wenig Ahnung davon<text:line-break/>&gt; <text:line-break/>&gt; <text:line-break/>&gt; "Lieber" Urs Blum (und das ist ein zynisches "lieber") der das ja <text:line-break/>&gt; sowieso irgendwie mit liest. Die Daten sind halt jetzt wieder da. Ich <text:line-break/>&gt; habe schon gesgern gesagt, dass diese Proprietäeren Backdoors die <text:line-break/>&gt; vermutlich über irgendwelche Esoterik Dienstleistungen abgerechnet <text:line-break/>&gt; werden auffliegen wenn ihr das gegen richtige Nerds, Autisten und <text:line-break/>&gt; Whitehat Hacker einsetz bzw. missbraucht<text:line-break/><text:soft-page-break/>&gt; <text:line-break/>&gt; Seit 20 Jahre sabotierst Du proaktiv mein Leben, bist Du zu feige auf <text:line-break/>&gt; Gleichaltrige los zu gehen?<text:line-break/>&gt; </text:p>
      <text:p text:style-name="Standard">-- <text:line-break/>Mit freundlichen Grüssen<text:line-break/><text:line-break/>Marc jr. Landolt<text:line-break/>eidg. dipl. Informatiker HF<text:line-break/>Neuenburgerstrasse 6<text:line-break/>5004 Aarau<text:line-break/>062 822 61 31<text:line-break/>078 674 15 32</text:p>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8T06:59:41.200000000</meta:creation-date>
    <dc:date>2022-08-19T07:43:26.740000000</dc:date>
    <meta:editing-duration>P1DT33M35S</meta:editing-duration>
    <meta:editing-cycles>1</meta:editing-cycles>
    <meta:document-statistic meta:table-count="0" meta:image-count="0" meta:object-count="0" meta:page-count="3" meta:paragraph-count="5" meta:word-count="842" meta:character-count="5358" meta:non-whitespace-character-count="4472"/>
    <meta:generator>LibreOffice/7.3.2.2$Windows_X86_64 LibreOffice_project/49f2b1bff42cfccbd8f788c8dc32c1c309559be0</meta:generator>
  </office:meta>
</office:document-meta>
</file>